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096" officeooo:paragraph-rsid="0003f096"/>
    </style:style>
    <style:style style:name="P2" style:family="paragraph" style:parent-style-name="Standard">
      <style:paragraph-properties fo:text-align="start" style:justify-single-word="false"/>
      <style:text-properties officeooo:rsid="00042198" officeooo:paragraph-rsid="00042198"/>
    </style:style>
    <style:style style:name="P3" style:family="paragraph" style:parent-style-name="Standard">
      <style:paragraph-properties fo:text-align="start" style:justify-single-word="false"/>
      <style:text-properties officeooo:rsid="00057e50" officeooo:paragraph-rsid="00057e50"/>
    </style:style>
    <style:style style:name="P4" style:family="paragraph" style:parent-style-name="Standard">
      <style:paragraph-properties fo:text-align="start" style:justify-single-word="false"/>
      <style:text-properties officeooo:rsid="00067ddc" officeooo:paragraph-rsid="00067ddc"/>
    </style:style>
    <style:style style:name="P5" style:family="paragraph" style:parent-style-name="Standard">
      <style:paragraph-properties fo:text-align="start" style:justify-single-word="false"/>
      <style:text-properties officeooo:rsid="000e5eaa" officeooo:paragraph-rsid="000e5eaa"/>
    </style:style>
    <style:style style:name="P6" style:family="paragraph" style:parent-style-name="Standard">
      <style:paragraph-properties fo:text-align="start" style:justify-single-word="false"/>
      <style:text-properties officeooo:rsid="0011a73a" officeooo:paragraph-rsid="0011a73a"/>
    </style:style>
    <style:style style:name="P7" style:family="paragraph" style:parent-style-name="Standard">
      <style:paragraph-properties fo:text-align="start" style:justify-single-word="false"/>
      <style:text-properties officeooo:rsid="00188e6c" officeooo:paragraph-rsid="00188e6c"/>
    </style:style>
    <style:style style:name="T1" style:family="text">
      <style:text-properties officeooo:rsid="00057e50"/>
    </style:style>
    <style:style style:name="T2" style:family="text">
      <style:text-properties officeooo:rsid="00060067"/>
    </style:style>
    <style:style style:name="T3" style:family="text">
      <style:text-properties officeooo:rsid="00085ec7"/>
    </style:style>
    <style:style style:name="T4" style:family="text">
      <style:text-properties officeooo:rsid="000b0020"/>
    </style:style>
    <style:style style:name="T5" style:family="text">
      <style:text-properties officeooo:rsid="0011cd6e"/>
    </style:style>
    <style:style style:name="T6" style:family="text">
      <style:text-properties officeooo:rsid="00157edd"/>
    </style:style>
    <style:style style:name="T7" style:family="text">
      <style:text-properties officeooo:rsid="00190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 on tracks</text:p>
      <text:p text:style-name="P1"/>
      <text:p text:style-name="P2">So, during my time at school, I measured the performances of the attenuator and the 2 bandpass filters.<text:span text:style-name="T1">It appears that they do not function as they should. </text:span></text:p>
      <text:p text:style-name="P3">In other words, simulation looks ok, the filter <text:s/>let perfectly through the signal at 1.9 GHz, and attenuates the other frequencies. Measurement showed that the attenuator works as intended.</text:p>
      <text:p text:style-name="P3">The 1st filter cuts every frequency. The 2nd one, instead of letting through at 1.9 GHz , it is attenuating even more the signal at 1.9 GHz ! </text:p>
      <text:p text:style-name="P3"/>
      <text:p text:style-name="P3">The problem might comes from the choosen inductors. The 1uH inductors used have a SRF of about 60 MHz. It means that beyond this frequency, the inductor won’t behave as a self anymore. It will be a capacitor, or whatever. Everything but an inductor. <text:span text:style-name="T2">The next step is either to see if a lower inductor with a 1.9GHz SRF is ok, or if we have to redo the design on Kicad in order to do not have any lumped component that might parasite the signal.</text:span></text:p>
      <text:p text:style-name="P3"/>
      <text:p text:style-name="P4">1st , I will pu<text:span text:style-name="T3">t</text:span> on some lumped elements and see the result. <text:span text:style-name="T4">On the 2nd filter, I have some 0603 27 nH inductors with a SRF of 1900 MHz. It might be a solution, or not. I still don’t know for now.</text:span></text:p>
      <text:p text:style-name="P5">On the 1st filter, the 1uH need to be disoldered and replaced by 1206 inductors <text:span text:style-name="T6">with a SRF of 1.9GHz</text:span>. I don’t have any right now. I will go to ISEN this afternoon and see if there is some. If not, I will order some. <text:span text:style-name="T7">For now, I’ll buy some inductors for the coupled microstrip filter at 0603 format. PCB will be then be redisigned.</text:span></text:p>
      <text:p text:style-name="P5"/>
      <text:p text:style-name="P6">Also, what I though was biasing resistors were in fact 0 Ohms debugging resistors. After supplying the RF Amp PCB, 2 resistors just died.<text:span text:style-name="T5">They burned, along with the pads beneath it. </text:span></text:p>
      <text:p text:style-name="P6"/>
      <text:p text:style-name="P7">Concerning the design of amplifier from transistors, instead of doing impedance matching, some « load pull sweep » are done. It seems it is adaptation stuff as well, but in a different way than the impedance matc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1:02:27.831989086</meta:creation-date>
    <dc:date>2019-11-12T14:41:16.115675801</dc:date>
    <meta:editing-duration>PT35M20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48" meta:character-count="1870" meta:non-whitespace-character-count="1527"/>
  </office:meta>
</office:document-meta>
</file>